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3"/>
          <table:table-cell table:style-name="ce1" table:number-columns-repeated="1019"/>
        </table:table-row>
        <table:table-row table:style-name="ro1">
          <table:table-cell table:style-name="ce1" table:formula="of:=-0.03056" office:value-type="float" office:value="-0.03056" calcext:value-type="float">
            <text:p>-0.03056</text:p>
          </table:table-cell>
          <table:table-cell table:style-name="ce1" office:value-type="float" office:value="9000" calcext:value-type="float">
            <text:p>9000</text:p>
          </table:table-cell>
          <table:table-cell table:number-columns-repeated="3"/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_expected</text:p>
          </table:table-cell>
          <table:table-cell office:value-type="string" calcext:value-type="string">
            <text:p>y_real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iff (abs)</text:p>
          </table:table-cell>
          <table:table-cell table:style-name="ce1" table:number-columns-repeated="1019"/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650" calcext:value-type="float">
            <text:p>3650</text:p>
          </table:table-cell>
          <table:table-cell table:style-name="Default" table:formula="of:=[.A5]*[.$A$2]+[.$B$2]" office:value-type="float" office:value="1665.6" calcext:value-type="float">
            <text:p>1665.6</text:p>
          </table:table-cell>
          <table:table-cell table:style-name="Default" table:formula="of:=[.C5]-[.B5]" office:value-type="float" office:value="-1984.4" calcext:value-type="float">
            <text:p>-1984.4</text:p>
          </table:table-cell>
          <table:table-cell table:style-name="Default" table:formula="of:=ABS([.D5])" office:value-type="float" office:value="1984.4" calcext:value-type="float">
            <text:p>1984.4</text:p>
          </table:table-cell>
          <table:table-cell table:number-columns-repeated="1019"/>
        </table:table-row>
        <table:table-row table:style-name="ro1">
          <table:table-cell office:value-type="float" office:value="139800" calcext:value-type="float">
            <text:p>139800</text:p>
          </table:table-cell>
          <table:table-cell office:value-type="float" office:value="3800" calcext:value-type="float">
            <text:p>3800</text:p>
          </table:table-cell>
          <table:table-cell table:style-name="Default" table:formula="of:=[.A6]*[.$A$2]+[.$B$2]" office:value-type="float" office:value="4727.712" calcext:value-type="float">
            <text:p>4727.712</text:p>
          </table:table-cell>
          <table:table-cell table:style-name="Default" table:formula="of:=[.C6]-[.B6]" office:value-type="float" office:value="927.712" calcext:value-type="float">
            <text:p>927.712</text:p>
          </table:table-cell>
          <table:table-cell table:style-name="Default" table:formula="of:=ABS([.D6])" office:value-type="float" office:value="927.712" calcext:value-type="float">
            <text:p>927.712</text:p>
          </table:table-cell>
          <table:table-cell table:number-columns-repeated="1019"/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4400" calcext:value-type="float">
            <text:p>4400</text:p>
          </table:table-cell>
          <table:table-cell table:style-name="Default" table:formula="of:=[.A7]*[.$A$2]+[.$B$2]" office:value-type="float" office:value="4400.72" calcext:value-type="float">
            <text:p>4400.72</text:p>
          </table:table-cell>
          <table:table-cell table:style-name="Default" table:formula="of:=[.C7]-[.B7]" office:value-type="float" office:value="0.720000000000255" calcext:value-type="float">
            <text:p>0.720000000000255</text:p>
          </table:table-cell>
          <table:table-cell table:style-name="Default" table:formula="of:=ABS([.D7])" office:value-type="float" office:value="0.720000000000255" calcext:value-type="float">
            <text:p>0.72000000000025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table:formula="of:=SUM([.E5:.E7])" office:value-type="float" office:value="2912.832" calcext:value-type="float">
            <text:p>2912.83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7:53:00.282986966</meta:creation-date>
    <dc:date>2024-08-25T19:38:53.515714428</dc:date>
    <meta:editing-duration>PT1H4M13S</meta:editing-duration>
    <meta:editing-cycles>1</meta:editing-cycles>
    <meta:generator>LibreOffice/7.3.7.2$Linux_X86_64 LibreOffice_project/30$Build-2</meta:generator>
    <meta:document-statistic meta:table-count="1" meta:cell-count="25" meta:object-count="0"/>
  </office:meta>
</office:document-meta>
</file>